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8mm"/>
    </style:style>
    <style:style style:name="co3" style:family="table-column">
      <style:table-column-properties fo:break-before="auto" style:column-width="58.93mm"/>
    </style:style>
    <style:style style:name="co4" style:family="table-column">
      <style:table-column-properties fo:break-before="auto" style:column-width="140.53mm"/>
    </style:style>
    <style:style style:name="co5" style:family="table-column">
      <style:table-column-properties fo:break-before="auto" style:column-width="31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apny Name</text:p>
          </table:table-cell>
          <table:table-cell table:style-name="ce1" office:value-type="string" calcext:value-type="string">
            <text:p>Position 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Lin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E Healthcar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Microchi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5Y, Embedded C, Linux, Pheripherals</text:p>
          </table:table-cell>
          <table:table-cell table:style-name="ce6" office:value-type="string" calcext:value-type="string">
            <text:p><text:a xlink:href="https://careers.microchip.com/jobsearch/job-details/senior-embedded-software-engineer-6623-1/" xlink:type="simple">https://careers.microchip.com/jobsearch/job-details/senior-embedded-software-engineer-6623-1/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Senior Application Engineer</text:p>
          </table:table-cell>
          <table:table-cell office:value-type="string" calcext:value-type="string">
            <text:p>2-6Y, Embedded C, Linux, Pheripherals</text:p>
          </table:table-cell>
          <table:table-cell table:style-name="ce6" office:value-type="string" calcext:value-type="string">
            <text:p><text:a xlink:href="https://careers.microchip.com/jobsearch/job-details/senior-application-engineer-10681-1/" xlink:type="simple">https://careers.microchip.com/jobsearch/job-details/senior-application-engineer-10681-1/</text:a> 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Sr Engineer II </text:p>
          </table:table-cell>
          <table:table-cell office:value-type="string" calcext:value-type="string">
            <text:p>QT, C++, Embedded</text:p>
          </table:table-cell>
          <table:table-cell table:style-name="ce6" office:value-type="string" calcext:value-type="string">
            <text:p><text:a xlink:href="https://careers.microchip.com/jobsearch/job-details/sr-engineer-ii-9104-1/" xlink:type="simple">https://careers.microchip.com/jobsearch/job-details/sr-engineer-ii-9104-1/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anmina</text:p>
          </table:table-cell>
          <table:table-cell office:value-type="string" calcext:value-type="string">
            <text:p>no openings </text:p>
          </table:table-cell>
          <table:table-cell table:number-columns-repeated="1021"/>
        </table:table-row>
        <table:table-row table:style-name="ro3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Eximius design</text:p>
          </table:table-cell>
          <table:table-cell table:style-name="ce5" office:value-type="string" calcext:value-type="string">
            <text:p>Embedded software development of graphics for mobile devices.</text:p>
          </table:table-cell>
          <table:table-cell table:style-name="ce5" office:value-type="string" calcext:value-type="string">
            <text:p>C, C++, OpenGL ES, Linux, RTOS, Embedded C</text:p>
          </table:table-cell>
          <table:table-cell table:style-name="ce6" office:value-type="string" calcext:value-type="string">
            <text:p><text:a xlink:href="https://www.eximiusdesign.com/portfolio_item/embedded-software-development-of-graphics-for-mobile-devices/" xlink:type="simple">https://www.eximiusdesign.com/portfolio_item/embedded-software-development-of-graphics-for-mobile-devices/</text:a> 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Wi-Fi Firmware Engineer</text:p>
          </table:table-cell>
          <table:table-cell office:value-type="string" calcext:value-type="string">
            <text:p>3Y, C, linux WiFi stack, embedded concepts</text:p>
          </table:table-cell>
          <table:table-cell table:style-name="ce6" office:value-type="string" calcext:value-type="string">
            <text:p><text:a xlink:href="https://www.eximiusdesign.com/portfolio_item/wi-fi-firmware-engineer/" xlink:type="simple">https://www.eximiusdesign.com/portfolio_item/wi-fi-firmware-engineer/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no relevant openings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Techincalor</text:p>
          </table:table-cell>
          <table:table-cell office:value-type="string" calcext:value-type="string">
            <text:p>Staff Software Engineer</text:p>
          </table:table-cell>
          <table:table-cell office:value-type="string" calcext:value-type="string">
            <text:p>Linux Application, driver, WiFi, openwrt, networking, L2 / L1 networking</text:p>
          </table:table-cell>
          <table:table-cell table:style-name="ce7" office:value-type="string" calcext:value-type="string">
            <text:p><text:a xlink:href="https://careers.technicolor.com/job/chennai/staff-software-engineer/3488/15870073" xlink:type="simple">https://careers.technicolor.com/job/chennai/staff-software-engineer/3488/15870073</text:a> </text:p>
          </table:table-cell>
          <table:table-cell table:number-columns-repeated="1019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Software Architect</text:p>
          </table:table-cell>
          <table:table-cell office:value-type="string" calcext:value-type="string">
            <text:p>Linux Application, driver, WiFi, openwrt, networking, L2 / L1 networking</text:p>
          </table:table-cell>
          <table:table-cell table:style-name="ce7" office:value-type="string" calcext:value-type="string">
            <text:p><text:a xlink:href="https://careers.technicolor.com/job/chennai/software-architect/3488/15870075" xlink:type="simple">https://careers.technicolor.com/job/chennai/software-architect/3488/15870075</text:a> 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Wabco</text:p>
          </table:table-cell>
          <table:table-cell office:value-type="string" calcext:value-type="string">
            <text:p>contact naveen anna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many DP contacts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uniper networks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ata advanced systems</text:p>
          </table:table-cell>
          <table:table-cell office:value-type="string" calcext:value-type="string">
            <text:p>Mail direclty</text:p>
          </table:table-cell>
          <table:table-cell/>
          <table:table-cell table:style-name="ce7" office:value-type="string" calcext:value-type="string">
            <text:p><text:a xlink:href="mailto:hr@tataadvancedsystems.com" xlink:type="simple">jobopportunities@tataadvancedsystems.com</text:a>. 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ata Elsxi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Intel 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roadcom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Qualcom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icrosoft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oogle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Xilinx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MD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Default" office:value-type="string" calcext:value-type="string">
            <text:p>Robert Bosch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nault Nissan</text:p>
          </table:table-cell>
          <table:table-cell table:number-columns-repeated="1022"/>
        </table:table-row>
        <table:table-row table:style-name="ro4">
          <table:table-cell table:style-name="ce2" table:formula="of:=[.A25]+1" office:value-type="float" office:value="21" calcext:value-type="float">
            <text:p>21</text:p>
          </table:table-cell>
          <table:table-cell table:style-name="ce4" office:value-type="string" calcext:value-type="string">
            <text:p>GE Healthcare, Philips Healthcare, Siemens Healthcare and Canon Medical Systems Corporation</text:p>
          </table:table-cell>
          <table:table-cell table:number-columns-repeated="1022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office:value-type="string" calcext:value-type="string">
            <text:p>Mobiwel</text:p>
          </table:table-cell>
          <table:table-cell table:number-columns-repeated="1022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office:value-type="string" calcext:value-type="string">
            <text:p>HP</text:p>
          </table:table-cell>
          <table:table-cell table:number-columns-repeated="1022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office:value-type="string" calcext:value-type="string">
            <text:p>Sandisk</text:p>
          </table:table-cell>
          <table:table-cell table:number-columns-repeated="1022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office:value-type="string" calcext:value-type="string">
            <text:p>MediaTech</text:p>
          </table:table-cell>
          <table:table-cell table:number-columns-repeated="1022"/>
        </table:table-row>
        <table:table-row table:style-name="ro5">
          <table:table-cell table:style-name="ce2" table:formula="of:=[.A30]+1" office:value-type="float" office:value="26" calcext:value-type="float">
            <text:p>26</text:p>
          </table:table-cell>
          <table:table-cell office:value-type="string" calcext:value-type="string">
            <text:p>Segate</text:p>
          </table:table-cell>
          <table:table-cell table:number-columns-repeated="1022"/>
        </table:table-row>
        <table:table-row table:style-name="ro5">
          <table:table-cell table:style-name="ce2" table:formula="of:=[.A31]+1" office:value-type="float" office:value="27" calcext:value-type="float">
            <text:p>27</text:p>
          </table:table-cell>
          <table:table-cell office:value-type="string" calcext:value-type="string">
            <text:p>Western digital</text:p>
          </table:table-cell>
          <table:table-cell table:number-columns-repeated="1022"/>
        </table:table-row>
        <table:table-row table:style-name="ro5">
          <table:table-cell table:style-name="ce2" table:formula="of:=[.A32]+1" office:value-type="float" office:value="28" calcext:value-type="float">
            <text:p>28</text:p>
          </table:table-cell>
          <table:table-cell office:value-type="string" calcext:value-type="string">
            <text:p>cadience</text:p>
          </table:table-cell>
          <table:table-cell table:number-columns-repeated="1022"/>
        </table:table-row>
        <table:table-row table:style-name="ro5">
          <table:table-cell table:style-name="ce2" table:formula="of:=[.A33]+1" office:value-type="float" office:value="29" calcext:value-type="float">
            <text:p>29</text:p>
          </table:table-cell>
          <table:table-cell office:value-type="string" calcext:value-type="string">
            <text:p>samsung</text:p>
          </table:table-cell>
          <table:table-cell table:number-columns-repeated="1022"/>
        </table:table-row>
        <table:table-row table:style-name="ro5">
          <table:table-cell table:style-name="ce2" table:formula="of:=[.A34]+1" office:value-type="float" office:value="30" calcext:value-type="float">
            <text:p>30</text:p>
          </table:table-cell>
          <table:table-cell office:value-type="string" calcext:value-type="string">
            <text:p>NVIDEA</text:p>
          </table:table-cell>
          <table:table-cell table:number-columns-repeated="1022"/>
        </table:table-row>
        <table:table-row table:style-name="ro5">
          <table:table-cell table:style-name="ce2" table:formula="of:=[.A35]+1" office:value-type="float" office:value="31" calcext:value-type="float">
            <text:p>31</text:p>
          </table:table-cell>
          <table:table-cell office:value-type="string" calcext:value-type="string">
            <text:p>Thoshiba Embedded Software Ltd</text:p>
          </table:table-cell>
          <table:table-cell table:number-columns-repeated="1022"/>
        </table:table-row>
        <table:table-row table:style-name="ro5">
          <table:table-cell table:style-name="ce2" table:formula="of:=[.A36]+1" office:value-type="float" office:value="32" calcext:value-type="float">
            <text:p>32</text:p>
          </table:table-cell>
          <table:table-cell office:value-type="string" calcext:value-type="string">
            <text:p>Schnider Electric </text:p>
          </table:table-cell>
          <table:table-cell table:number-columns-repeated="1022"/>
        </table:table-row>
        <table:table-row table:style-name="ro5">
          <table:table-cell table:style-name="ce2"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table:style-name="ce2"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style-name="ce2"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5">
          <table:table-cell table:style-name="ce2"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table:style-name="ce2"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table:style-name="ce2"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table:style-name="ce2"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5">
          <table:table-cell table:style-name="ce2"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table:style-name="ce2"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5">
          <table:table-cell table:style-name="ce2"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1">00/00/0000</text:date>, <text:time style:data-style-name="N2" text:time-value="16:37:17.991070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4-07T19:00:06.36</meta:creation-date>
    <meta:generator>LibreOffice/5.2.7.2$Linux_X86_64 LibreOffice_project/20m0$Build-2</meta:generator>
    <dc:date>2020-05-31T18:30:48.868118530</dc:date>
    <meta:editing-duration>P2DT23H24M29S</meta:editing-duration>
    <meta:editing-cycles>22</meta:editing-cycles>
    <meta:document-statistic meta:table-count="3" meta:cell-count="106" meta:object-count="0"/>
  </office:meta>
</office:document-meta>
</file>